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Monospace" svg:font-family="Monospace" style:font-pitch="fixed"/>
    <style:font-face style:name="DejaVu Sans Mono" svg:font-family="'DejaVu Sans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fo:color="#000000" style:font-name="Liberation Serif" fo:font-size="12pt" fo:background-color="transparent" style:font-size-asian="12pt" style:font-size-complex="12pt"/>
    </style:style>
    <style:style style:name="P3" style:family="paragraph" style:parent-style-name="Standard">
      <style:paragraph-properties fo:line-height="200%"/>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P4" style:family="paragraph" style:parent-style-name="Standard">
      <style:paragraph-properties fo:line-height="200%"/>
      <style:text-properties fo:color="#000000" style:font-name="Monospace" fo:font-size="10pt" style:text-underline-style="none" style:font-name-asian="Monospace" style:font-size-asian="10pt" style:font-name-complex="Monospace" style:font-size-complex="10pt"/>
    </style:style>
    <style:style style:name="P5" style:family="paragraph" style:parent-style-name="Standard">
      <style:paragraph-properties fo:line-height="200%"/>
      <style:text-properties style:text-underline-style="solid" style:text-underline-width="auto" style:text-underline-color="font-color"/>
    </style:style>
    <style:style style:name="P6" style:family="paragraph" style:parent-style-name="Standard" style:list-style-name="L1">
      <style:paragraph-properties fo:line-height="200%"/>
      <style:text-properties style:text-underline-style="solid" style:text-underline-width="auto" style:text-underline-color="font-color"/>
    </style:style>
    <style:style style:name="P7" style:family="paragraph" style:parent-style-name="Preformatted_20_Text">
      <style:paragraph-properties fo:line-height="200%"/>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8" style:family="paragraph" style:parent-style-name="Preformatted_20_Text">
      <style:paragraph-properties fo:orphans="2" fo:widows="2"/>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9" style:family="paragraph" style:parent-style-name="Preformatted_20_Text">
      <style:paragraph-properties fo:orphans="2" fo:widows="2"/>
      <style:text-properties fo:font-variant="normal" fo:text-transform="none" fo:color="#000000" style:font-name="Liberation Serif" fo:font-size="12pt" fo:letter-spacing="normal" fo:background-color="transparent" style:font-size-asian="12pt" style:font-size-complex="12pt"/>
    </style:style>
    <style:style style:name="P10" style:family="paragraph" style:parent-style-name="Preformatted_20_Text">
      <style:paragraph-properties fo:line-height="200%"/>
      <style:text-properties fo:font-variant="normal" fo:text-transform="none" fo:color="#000000" style:font-name="Monospace" fo:font-size="12pt" fo:letter-spacing="normal" fo:font-style="normal" style:text-underline-style="none" fo:font-weight="normal" style:font-name-asian="Monospace" style:font-size-asian="10pt" style:font-name-complex="Monospace" style:font-size-complex="10pt"/>
    </style:style>
    <style:style style:name="P11" style:family="paragraph" style:parent-style-name="Preformatted_20_Text">
      <style:paragraph-properties fo:line-height="200%"/>
      <style:text-properties fo:font-variant="normal" fo:text-transform="none" fo:color="#000000" style:font-name="Monospace" fo:font-size="12pt" fo:letter-spacing="normal" fo:font-style="normal" style:text-underline-style="solid" style:text-underline-width="auto" style:text-underline-color="font-color" fo:font-weight="normal" style:font-name-asian="Monospace" style:font-size-asian="10pt" style:font-name-complex="Monospace" style:font-size-complex="10pt"/>
    </style:style>
    <style:style style:name="P12" style:family="paragraph" style:parent-style-name="Preformatted_20_Text">
      <style:paragraph-properties fo:margin-top="0in" fo:margin-bottom="0.1965in" fo:orphans="2" fo:widows="2"/>
      <style:text-properties fo:font-variant="normal" fo:text-transform="none" fo:color="#000000" style:font-name="Liberation Serif" fo:font-size="12pt" fo:letter-spacing="normal" fo:background-color="transparent" style:font-size-asian="12pt" style:font-size-complex="12pt"/>
    </style:style>
    <style:style style:name="T1" style:family="text">
      <style:text-properties fo:font-weight="normal" style:font-weight-asian="normal" style:font-weight-complex="normal"/>
    </style:style>
    <style:style style:name="T2" style:family="text">
      <style:text-properties fo:font-style="normal" fo:font-weight="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font-name="Liberation Serif" style:text-underline-style="none" style:font-size-asian="12pt" style:font-size-complex="12pt"/>
    </style:style>
    <style:style style:name="T7" style:family="text">
      <style:text-properties style:font-name="Liberation Serif" fo:font-size="12pt" style:font-size-asian="12pt" style:font-size-complex="12pt"/>
    </style:style>
    <style:style style:name="T8" style:family="text">
      <style:text-properties style:font-name="Liberation Serif" fo:font-size="12pt" style:text-underline-style="none" style:font-size-asian="12pt" style:font-size-complex="12pt"/>
    </style:style>
    <style:style style:name="T9" style:family="text">
      <style:text-properties style:font-name="Liberation Serif"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 Scarafoni</text:p>
      <text:p text:style-name="P1">Prolog Week 3/4</text:p>
      <text:p text:style-name="P1"/>
      <text:p text:style-name="P5">Goal<text:span text:style-name="T4">- The two main goals were as follows-</text:span></text:p>
      <text:list xml:id="list1961280714" text:style-name="L1">
        <text:list-item>
          <text:list>
            <text:list-item>
              <text:list>
                <text:list-item>
                  <text:p text:style-name="P6"><text:span text:style-name="T4">Create a parser than can parse a limited range (at least four) English sentences or return false otherwise</text:span></text:p>
                </text:list-item>
                <text:list-item>
                  <text:p text:style-name="P6"><text:span text:style-name="T4">Create a translator based on the parser that could translte an English sentence into first order predicate logic with quantifiers</text:span></text:p>
                </text:list-item>
              </text:list>
            </text:list-item>
          </text:list>
        </text:list-item>
      </text:list>
      <text:p text:style-name="P5"><text:span text:style-name="T1"/></text:p>
      <text:p text:style-name="P1"><text:span text:style-name="T5">Methods</text:span><text:span text:style-name="T4">- The following grammar was used for the project</text:span></text:p>
      <text:p text:style-name="P7"><text:tab/>S --&gt; NP VP</text:p>
      <text:p text:style-name="P8"><text:tab/>NP --&gt; Det Noun</text:p>
      <text:p text:style-name="P9"><text:s text:c="6"/><text:tab/><text:span text:style-name="T2">--&gt; Det Noun RELCL</text:span></text:p>
      <text:p text:style-name="P9"><text:s text:c="6"/><text:tab/><text:span text:style-name="T2">--&gt; Noun</text:span></text:p>
      <text:p text:style-name="P8"><text:tab/>VP --&gt; Verb</text:p>
      <text:p text:style-name="P9"><text:s text:c="6"/><text:tab/><text:span text:style-name="T2">--&gt; Verb NP</text:span></text:p>
      <text:p text:style-name="P9"><text:s text:c="6"/><text:tab/><text:span text:style-name="T2">--&gt; BeVerb Adj</text:span></text:p>
      <text:p text:style-name="P8"><text:tab/>RELCL --&gt; Rel VP</text:p>
      <text:p text:style-name="P12"><text:s text:c="6"/><text:tab/><text:span text:style-name="T2">--&gt; Rel NP Verb</text:span></text:p>
      <text:p text:style-name="P12"><text:span text:style-name="T2">WHERE- </text:span></text:p>
      <text:p text:style-name="P12"><text:span text:style-name="T2"><text:tab/>S- the entire sentence</text:span></text:p>
      <text:p text:style-name="P12"><text:span text:style-name="T2"><text:tab/>Np- the noun phrase</text:span></text:p>
      <text:p text:style-name="P12"><text:span text:style-name="T2"><text:tab/>Det- determiner (a,an,the)</text:span></text:p>
      <text:p text:style-name="P12"><text:span text:style-name="T2"><text:tab/>Noun- The noun in the sentence</text:span></text:p>
      <text:p text:style-name="P12"><text:span text:style-name="T2"><text:tab/>RELCL- relative clause</text:span></text:p>
      <text:p text:style-name="P12"><text:span text:style-name="T2"><text:tab/>VP- verb phrase</text:span></text:p>
      <text:p text:style-name="P12"><text:span text:style-name="T2"><text:tab/>BeVerb- a conjugation of the verb “to be”)</text:span></text:p>
      <text:p text:style-name="P12"><text:span text:style-name="T2"><text:tab/>Verb- any other verb</text:span></text:p>
      <text:p text:style-name="P2"><text:soft-page-break/></text:p>
      <text:p text:style-name="P1"><text:tab/>The following vocabulary was used, note that if a verb/noun is listed than the program will be able to handle both plural and singular forms (this is denoted by either 's' or 'p' respectively as a parameter, and that the program can correctly assign “a” or “an” to appropriate nouns (this is denoted respectively, 'v' and 'c'). </text:p>
      <text:p text:style-name="P1"/>
      <text:p text:style-name="P1"><text:tab/>noun(apple,s,v).</text:p>
      <text:p text:style-name="P1"><text:tab/>noun(apples,p,v).</text:p>
      <text:p text:style-name="P1"><text:tab/>noun(boy,s,c). </text:p>
      <text:p text:style-name="P1"><text:tab/>noun(boys,p,c).</text:p>
      <text:p text:style-name="P1"><text:tab/>noun(girl,s,c).</text:p>
      <text:p text:style-name="P1"><text:tab/>noun(girls,p,c).</text:p>
      <text:p text:style-name="P1"><text:tab/>noun(government,s,c).</text:p>
      <text:p text:style-name="P1"><text:tab/>noun(governments,p,c).</text:p>
      <text:p text:style-name="P1"><text:tab/>noun(watermelon,s,c).</text:p>
      <text:p text:style-name="P1"><text:tab/>noun(watermelons,p,c).</text:p>
      <text:p text:style-name="P1"><text:tab/>noun(person,s,c).</text:p>
      <text:p text:style-name="P1"><text:tab/>noun(people,p,c).</text:p>
      <text:p text:style-name="P1"><text:tab/>noun(flavor,s,c).</text:p>
      <text:p text:style-name="P1"><text:tab/>noun(flavors,p,c).</text:p>
      <text:p text:style-name="P1"><text:tab/>det(a,c).</text:p>
      <text:p text:style-name="P1"><text:tab/>det(an,v).</text:p>
      <text:p text:style-name="P1"><text:tab/>det(the,c).</text:p>
      <text:p text:style-name="P1"><text:tab/>det(the,v).</text:p>
      <text:p text:style-name="P1"><text:tab/>verb(conscripts,s).</text:p>
      <text:p text:style-name="P1"><text:soft-page-break/><text:tab/>verb(conscript,p).</text:p>
      <text:p text:style-name="P1"><text:tab/>verb(contains,s).</text:p>
      <text:p text:style-name="P1"><text:tab/>verb(contain,p).</text:p>
      <text:p text:style-name="P1"><text:tab/>verb(likes,s).</text:p>
      <text:p text:style-name="P1"><text:tab/>verb(like,p).</text:p>
      <text:p text:style-name="P1"><text:tab/>verb(runs,s).</text:p>
      <text:p text:style-name="P1"><text:tab/>verb(run,p).</text:p>
      <text:p text:style-name="P1"><text:tab/>beVerb(iss,s).</text:p>
      <text:p text:style-name="P1"><text:tab/>beVerb(are,p).</text:p>
      <text:p text:style-name="P1"><text:tab/>adj(evil).</text:p>
      <text:p text:style-name="P1"><text:tab/>adj(divine).</text:p>
      <text:p text:style-name="P1"><text:tab/>adj(pacifist).</text:p>
      <text:p text:style-name="P1"><text:tab/>rel(that).</text:p>
      <text:p text:style-name="P1"><text:tab/>rel(whom).</text:p>
      <text:p text:style-name="P1"><text:tab/>rel(who).</text:p>
      <text:p text:style-name="P1"><text:tab/>rel(which).</text:p>
      <text:p text:style-name="P1"/>
      <text:p text:style-name="P1"><text:tab/>The program S (which was used for parsing English sentences) required that all sentences be entered as a list of words separated by commas, for instance, to enter the sentence, “the boys run,” the program required is to be entered as s([the,boys,run]).</text:p>
      <text:p text:style-name="P1"><text:tab/>This parser ran through each term parsing them one at a time. Correctly parsed words were placed in an accumulator list, which at the end was converted into a sentence <text:s/>and printed out. If the parser failed (i.e. The sentence was not grammatically correct) it would return false. NOTE- Certain sentences, such as “the government conscripts people,” are grammatically correct before the end of the sentence (i.e. “the government conscripts,” is acceptable, and the program will return it as an early <text:soft-page-break/>answer). The ';' key must be hit when running s([the,government,conscripts,people]) At least once until the full sentence is parsed.</text:p>
      <text:p text:style-name="P1"><text:tab/>The translator (s2) was implemented in a similar way. This parser took in an English sentence and would parse it into first order predicate logic. Because this translator implemented the parser above, it had the same limits (see above). The main difference between the parsers for the first and second project was the determiners. S used determiners, whereas S2, in their place, took quantifiers (all, some). It is also worth noting that this translator/parser required quantifiers for every noun. In other words, s2([all,boys,like,all,girls]) is acceptable, but s2([all,boys,like,girls]) is not.</text:p>
      <text:p text:style-name="P1"/>
      <text:p text:style-name="P5">Results<text:span text:style-name="T3">- the first parser was able to correctly parse sentences and check their grammatical validity. The following examples illustrate the programs ability to parse</text:span></text:p>
      <text:p text:style-name="P5"><text:span text:style-name="T3"/></text:p>
      <text:p text:style-name="P5"><text:span text:style-name="T3">s([the,boy,runs]).</text:span></text:p>
      <text:p text:style-name="P5"><text:span text:style-name="T3">s(NP(det(the),noun(boy),)VP(verb(runs))</text:span></text:p>
      <text:p text:style-name="P5"><text:span text:style-name="T3"/></text:p>
      <text:p text:style-name="P5"><text:span text:style-name="T3">s([girls,like,an,apple]).</text:span></text:p>
      <text:p text:style-name="P5"><text:span text:style-name="T3">s(NP(noun(girls)),VP(verb(like),NP(det(an),noun(apple)))</text:span></text:p>
      <text:p text:style-name="P5"><text:span text:style-name="T3"/></text:p>
      <text:p text:style-name="P5"><text:span text:style-name="T3">s([a,government,that,conscripts,people,iss,evil]).</text:span></text:p>
      <text:p text:style-name="P5"><text:span text:style-name="T3">s(NP(det(a),noun(government),RELCL(rel(that),verb(conscripts),NP(noun(people)))),VP(beVerb(is),Adj(evil)))</text:span></text:p>
      <text:p text:style-name="P5"><text:span text:style-name="T3"/></text:p>
      <text:p text:style-name="P5"><text:span text:style-name="T3">s([the,boy,whom,the,girl,likes,likes,a,watermelon]).</text:span></text:p>
      <text:p text:style-name="P3"><text:span text:style-name="T3"><text:tab/></text:span><text:span text:style-name="T7">s(</text:span><text:span text:style-name="T8">NP(det(the</text:span><text:span text:style-name="T7">)</text:span><text:span text:style-name="T8">,noun(boy),RELCL(rel(whom),NP(det(the),noun(girl),</text:span><text:span text:style-name="T7">)</text:span><text:span text:style-name="T8">VP(verb(likes)),VP(verb(likes),N</text:span><text:soft-page-break/><text:span text:style-name="T8">P(det(a),noun(watermelon)))))</text:span><text:span text:style-name="T7">)</text:span></text:p>
      <text:p text:style-name="P3"/>
      <text:p text:style-name="P4"><text:span text:style-name="T7">The following examples demonstrate the effectiveness of the translator.</text:span></text:p>
      <text:p text:style-name="P4"><text:span text:style-name="T7"/></text:p>
      <text:p text:style-name="P4"><text:span text:style-name="T7">s2([all,boys,run]).</text:span></text:p>
      <text:p text:style-name="P4"><text:span text:style-name="T7"><text:tab/>all(X1 boys(X1) =&gt; run(X1)))</text:span></text:p>
      <text:p text:style-name="P10"><text:span text:style-name="T9">All boys like all watermelons that contain some divine flavor.</text:span></text:p>
      <text:p text:style-name="P10"><text:span text:style-name="T9"><text:tab/>all(X1 boys(X1) =&gt; like(X1,all(X2 (watermelons(X2) &amp; &amp; contain(X2,exists(X3 divine(X3) &amp; <text:tab/>flavor(X3))))))</text:span></text:p>
      <text:p text:style-name="P10"><text:span text:style-name="T9">s2([some,boy,eats,some,apple]).</text:span></text:p>
      <text:p text:style-name="P10"><text:span text:style-name="T9"><text:tab/>exists(X1 boy(X1) &amp; eats(X1,exists(X2 apple(X2))))</text:span></text:p>
      <text:p text:style-name="P10"><text:span text:style-name="T9">s2([some,governments,conscript,some,pacifist,people])</text:span></text:p>
      <text:p text:style-name="P10"><text:span text:style-name="T9"><text:tab/>exists(X1 governments(X1) &amp; conscript(X1,exists,(X2 pacifist(X2) &amp; people(X2))))</text:span></text:p>
      <text:p text:style-name="P10"><text:span text:style-name="T9">s2([all,governments,that,conscript,some,pacifist,people,are,evil]).</text:span></text:p>
      <text:p text:style-name="P10"><text:span text:style-name="T9"><text:tab/>exists(X1 (governments(X1) &amp; conscript(X1,exists(X2 pacifist(X2) &amp; people(X2))) &amp; evil(X1))</text:span></text:p>
      <text:p text:style-name="P10"><text:span text:style-name="T9"/></text:p>
      <text:p text:style-name="P11"><text:span text:style-name="T9">Discussion</text:span><text:span text:style-name="T6">- The project has shown the powerful and elegant grammars, parsers, and translators that can be made in prolog. As opposed to the other language that this class has had a parser project, c, Prolog does not require multiple files and copious amounts of helper functions and files to function. An effective parser and translator can be written in one file, and can receive input directly and easily from the console. </text:span></text:p>
      <text:p text:style-name="P11"><text:span text:style-name="T6"/></text:p>
      <text:p text:style-name="P11"><text:span text:style-name="T9">Referenes</text:span><text:span text:style-name="T6">- The only resources used were the assignment description posted on the CSC173 website and </text:span><text:span text:style-name="T9">Programming in Prolog usin gthe ISO Standard</text:span><text:span text:style-name="T6"> By Clocksin and Mellish.</text:span></text:p>
      <text:p text:style-name="P4"><text:soft-page-break/><text:span text:style-name="T7"/></text:p>
      <text:p text:style-name="P4"><text:span text:style-name="T7"/></text:p>
      <text:p text:style-name="P5"><text:span text:style-name="T3"/></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Monospace" svg:font-family="Monospace" style:font-pitch="fixed"/>
    <style:font-face style:name="DejaVu Sans Mono" svg:font-family="'DejaVu Sans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DejaVu Sans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4T14:39:43</meta:creation-date>
    <dc:date>2012-10-24T15:41:43</dc:date>
    <meta:editing-duration>PT48M3S</meta:editing-duration>
    <meta:editing-cycles>5</meta:editing-cycles>
    <meta:generator>LibreOffice/3.5$Linux_x86 LibreOffice_project/350m1$Build-2</meta:generator>
    <meta:document-statistic meta:table-count="0" meta:image-count="0" meta:object-count="0" meta:page-count="6" meta:paragraph-count="85" meta:word-count="649" meta:character-count="4988" meta:non-whitespace-character-count="4337"/>
  </office:meta>
</office:document-meta>
</file>